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List_20_Paragraph">
      <style:paragraph-properties fo:margin-left="13.97cm" fo:margin-right="0cm" fo:text-indent="0cm" style:auto-text-indent="false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>
      <loext:graphic-properties draw:fill="solid" draw:fill-color="#d9d9d9"/>
      <style:paragraph-properties fo:text-align="start"/>
      <style:text-properties fo:color="#ffffff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 fo:font-weight="bold" style:font-weight-asian="bold"/>
    </style:style>
    <style:style style:name="T5" style:family="text">
      <style:text-properties officeooo:rsid="00015e19"/>
    </style:style>
    <style:style style:name="gr1" style:family="graphic" style:parent-style-name="Frame">
      <style:graphic-properties draw:stroke="solid" svg:stroke-width="0.053cm" svg:stroke-color="#000000" draw:stroke-linejoin="miter" draw:fill="solid" draw:fill-color="#d9d9d9" draw:textarea-vertical-align="middle" draw:auto-grow-height="false" fo:min-height="3.32cm" fo:min-width="16.163cm" fo:padding-top="0.127cm" fo:padding-bottom="0.127cm" fo:padding-left="0.254cm" fo:padding-right="0.254cm" fo:wrap-option="wrap" fo:margin-left="0.159cm" fo:margin-right="0.159cm" fo:margin-top="0.159cm" fo:margin-bottom="0.185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Rectangle 1" draw:style-name="gr1" draw:text-style-name="P7" svg:width="16.67cm" svg:height="3.573cm" svg:x="0.159cm" svg:y="0.185cm"><text:p text:style-name="Frame_20_contents"><text:span text:style-name="T1">Introduction to Ethical Hacking </text:span></text:p><text:p text:style-name="Frame_20_contents"><text:span text:style-name="T1">Assignment - Network Analysis </text:span></text:p><text:p text:style-name="Frame_20_contents"><text:span text:style-name="T1">Weighting 60%</text:span></text:p><text:p text:style-name="Frame_20_contents"><text:span text:style-name="T1">Due 14th April 2021 via Blackboard 5:30pm</text:span><text:bookmark text:name="_GoBack"/></text:p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Standard"/>
      <text:p text:style-name="Standard">Answer the following questions</text:p>
      <text:p text:style-name="Standard">Open the file <text:span text:style-name="T2">IEHAssign1.pcapng</text:span> and answer the following questions.</text:p>
      <text:list xml:id="list1329881217" text:style-name="WWNum1">
        <text:list-item>
          <text:p text:style-name="P3">Describe and explain multiple filters used to identify packets communicating with the device <text:span text:style-name="T2">Dell_45:49</text:span>. Use a <text:span text:style-name="T3">detailed diagram</text:span> to show the communication between the main devices?<text:tab/><text:tab/><text:tab/><text:tab/><text:tab/><text:tab/><text:tab/><text:tab/><text:tab/><text:tab/><text:span text:style-name="T2">(10 marks)</text:span></text:p>
        </text:list-item>
      </text:list>
      <text:p text:style-name="List_20_Paragraph"/>
      <text:list xml:id="list215545213373805" text:continue-numbering="true" text:style-name="WWNum1">
        <text:list-item>
          <text:p text:style-name="P3">Give a detailed description of the following packets, include filters and diagrams to help explain these packets. <text:span text:style-name="T5">( frame.number ==)</text:span></text:p>
        </text:list-item>
      </text:list>
      <text:p text:style-name="List_20_Paragraph"/>
      <text:list xml:id="list215545778084195" text:continue-numbering="true" text:style-name="WWNum1">
        <text:list-item>
          <text:list>
            <text:list-item>
              <text:p text:style-name="P3">295 and 302</text:p>
            </text:list-item>
            <text:list-item>
              <text:p text:style-name="P3">560 </text:p>
            </text:list-item>
            <text:list-item>
              <text:p text:style-name="P3">4154</text:p>
            </text:list-item>
            <text:list-item>
              <text:p text:style-name="P3">9525<text:tab/><text:tab/><text:tab/><text:tab/><text:tab/><text:tab/><text:tab/><text:tab/><text:tab/><text:span text:style-name="T2">(20 marks)</text:span></text:p>
            </text:list-item>
          </text:list>
        </text:list-item>
      </text:list>
      <text:p text:style-name="P4"/>
      <text:list xml:id="list215546082568796" text:continue-numbering="true" text:style-name="WWNum1">
        <text:list-item>
          <text:p text:style-name="P3">Describe the protocols and port numbers used in devices where the most packets were sent and received. <text:tab/><text:tab/><text:tab/><text:tab/><text:tab/><text:tab/><text:tab/><text:tab/><text:tab/><text:span text:style-name="T2">(5 marks)</text:span></text:p>
        </text:list-item>
      </text:list>
      <text:p text:style-name="P4"/>
      <text:p text:style-name="List_20_Paragraph"/>
      <text:list xml:id="list215545268519620" text:continue-numbering="true" text:style-name="WWNum1">
        <text:list-item>
          <text:p text:style-name="P3">What filter will return 1197 packets. Describe the type of traffic and the communication.<text:tab/>Use an advanced Wireshark feature to identify traffic between two devices. <text:tab/><text:tab/><text:tab/><text:tab/><text:tab/><text:tab/><text:tab/><text:tab/><text:tab/><text:tab/><text:tab/><text:tab/><text:tab/><text:span text:style-name="T2">(20 marks)</text:span></text:p>
        </text:list-item>
        <text:list-item>
          <text:p text:style-name="P3">Describe and list the filters which have helped you to remove broadcast or unwanted traffic.<text:tab/><text:tab/><text:tab/><text:tab/><text:tab/><text:tab/><text:tab/><text:tab/><text:tab/><text:tab/><text:span text:style-name="T2">(5 marks)</text:span></text:p>
        </text:list-item>
        <text:list-item>
          <text:p text:style-name="P3">Use at least two colourisation rules to help identify key packets in the capture file.</text:p>
        </text:list-item>
      </text:list>
      <text:p text:style-name="P5"><text:span text:style-name="T2">(10 marks)</text:span></text:p>
      <text:list xml:id="list215545611371642" text:continue-numbering="true" text:style-name="WWNum1">
        <text:list-item>
          <text:p text:style-name="P3">Use an IO Graph and include two filters from the questions above to highlight key traffic.</text:p>
        </text:list-item>
      </text:list>
      <text:p text:style-name="P5"><text:s/><text:span text:style-name="T2">(10 marks)</text:span></text:p>
      <text:p text:style-name="List_20_Paragraph"/>
      <text:p text:style-name="Standard">Write a short report (2000 words) on the type of activity carried out by the DELL_45 computer? </text:p>
      <text:p text:style-name="Standard">Your report should include a range of Wireshark features which you have used. <text:tab/><text:tab/><text:span text:style-name="T2">(20 marks)</text:span><text:tab/><text:tab/><text:tab/><text:tab/></text:p>
      <text:p text:style-name="Standard">Use Harvard style referencing within your report.</text:p>
      <text:p text:style-name="Standard">Please submit a turnitin report with this assignment.</text:p>
      <text:p text:style-name="Standard">Your assignment must be uploaded to Blackboard by the end of business on the <text:span text:style-name="T2">9</text:span><text:span text:style-name="T4">th</text:span><text:span text:style-name="T2"> of April 2021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Garvey John (Staff)</meta:initial-creator>
    <meta:editing-cycles>5</meta:editing-cycles>
    <meta:print-date>2018-03-20T17:07:00</meta:print-date>
    <meta:creation-date>2021-02-17T12:08:00</meta:creation-date>
    <dc:date>2021-04-05T21:55:44.767000000</dc:date>
    <meta:editing-duration>PT3H13M32S</meta:editing-duration>
    <meta:generator>Trio_Office/6.2.8.2$Windows_x86 LibreOffice_project/</meta:generator>
    <meta:document-statistic meta:table-count="0" meta:image-count="0" meta:object-count="0" meta:page-count="1" meta:paragraph-count="24" meta:word-count="260" meta:character-count="1611" meta:non-whitespace-character-count="1327"/>
    <meta:user-defined meta:name="AppVersion">16.0000</meta:user-defined>
    <meta:user-defined meta:name="Company">LY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